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T1" style:family="text">
      <style:text-properties officeooo:rsid="0005763f"/>
    </style:style>
    <style:style style:name="T2" style:family="text">
      <style:text-properties officeooo:rsid="00069bff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6b4e5"/>
    </style:style>
    <style:style style:name="T5" style:family="text">
      <style:text-properties officeooo:rsid="0006b4e5"/>
    </style:style>
    <style:style style:name="T6" style:family="text">
      <style:text-properties officeooo:rsid="0009c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-</text:span><text:span text:style-name="T4">1942 nacimiento</text:span></text:p>
      <text:p text:style-name="P1">-<text:span text:style-name="T1">Se queda huérfana </text:span><text:span text:style-name="T2">(7) <text:tab/></text:span><text:span text:style-name="T5">1949</text:span></text:p>
      <text:p text:style-name="P1">-<text:span text:style-name="T1">Orfanato</text:span><text:span text:style-name="T2">(7-12)<text:tab/></text:span><text:span text:style-name="T5">1953</text:span></text:p>
      <text:p text:style-name="P1">-<text:span text:style-name="T1">Meigas </text:span><text:span text:style-name="T2">(12-21)</text:span><text:span text:style-name="T5">(Hugo cambia)</text:span><text:span text:style-name="T2"><text:tab/></text:span><text:span text:style-name="T5">1962</text:span></text:p>
      <text:p text:style-name="P1">-<text:span text:style-name="T2">Vampiros (Gangrel)(21)<text:tab/></text:span><text:span text:style-name="T5">1962</text:span></text:p>
      <text:p text:style-name="P1">-<text:span text:style-name="T1">Ven</text:span><text:span text:style-name="T2">g</text:span><text:span text:style-name="T1">ancha (Contra las monjis</text:span><text:span text:style-name="T2">(rito iniciación Sabath)</text:span><text:span text:style-name="T1">) </text:span><text:span text:style-name="T5">196</text:span><text:span text:style-name="T6">4</text:span></text:p>
      <text:p text:style-name="P1">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6-05T07:33:50.593000000</dc:date>
    <meta:editing-duration>PT13H42M17S</meta:editing-duration>
    <meta:editing-cycles>4</meta:editing-cycles>
    <meta:document-statistic meta:table-count="0" meta:image-count="0" meta:object-count="0" meta:page-count="1" meta:paragraph-count="7" meta:word-count="24" meta:character-count="185" meta:non-whitespace-character-count="167"/>
  </office:meta>
</office:document-meta>
</file>